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Preformatted_20_Text" style:list-style-name="L2"/>
    <style:style style:name="P11" style:family="paragraph" style:parent-style-name="Preformatted_20_Text" style:list-style-name="L5"/>
    <style:style style:name="P12" style:family="paragraph" style:parent-style-name="Preformatted_20_Text">
      <style:paragraph-properties fo:margin-top="0cm" fo:margin-bottom="0.499cm"/>
    </style:style>
    <style:style style:name="P13" style:family="paragraph" style:parent-style-name="Preformatted_20_Text" style:list-style-name="L2">
      <style:paragraph-properties fo:margin-top="0cm" fo:margin-bottom="0.499cm"/>
    </style:style>
    <style:style style:name="P14" style:family="paragraph" style:parent-style-name="Preformatted_20_Text" style:list-style-name="L5">
      <style:paragraph-properties fo:margin-top="0cm" fo:margin-bottom="0.499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Natürlich! Hier ist ein <text:span text:style-name="Strong_20_Emphasis">Infoblatt</text:span> für die Python-Module <text:span text:style-name="Strong_20_Emphasis"><text:span text:style-name="Source_20_Text">glob</text:span></text:span> und <text:span text:style-name="Strong_20_Emphasis"><text:span text:style-name="Source_20_Text">shutil</text:span></text:span>, das speziell auf die Bedürfnisse deines Programms (Batch-Konvertierungen von Audio- und Bilddateien) zugeschnitten ist. Das Ziel ist es, dir alle notwendigen Informationen zu geben, sodass du ohne externe Recherchen mit diesen Modulen effektiv arbeiten kannst.</text:p>
      <text:p text:style-name="Horizontal_20_Line"/>
      <text:h text:style-name="Heading_20_1" text:outline-level="1"><text:span text:style-name="Strong_20_Emphasis">Infoblatt: </text:span><text:span text:style-name="Strong_20_Emphasis"><text:span text:style-name="Source_20_Text">glob</text:span></text:span><text:span text:style-name="Strong_20_Emphasis"> und </text:span><text:span text:style-name="Strong_20_Emphasis"><text:span text:style-name="Source_20_Text">shutil</text:span></text:span></text:h>
      <text:h text:style-name="Heading_20_2" text:outline-level="2"><text:span text:style-name="Strong_20_Emphasis">1. </text:span><text:span text:style-name="Strong_20_Emphasis"><text:span text:style-name="Source_20_Text">glob</text:span></text:span></text:h>
      <text:h text:style-name="Heading_20_3" text:outline-level="3"><text:span text:style-name="Strong_20_Emphasis">Was ist </text:span><text:span text:style-name="Strong_20_Emphasis"><text:span text:style-name="Source_20_Text">glob</text:span></text:span><text:span text:style-name="Strong_20_Emphasis">?</text:span></text:h>
      <text:p text:style-name="Text_20_body"><text:span text:style-name="Source_20_Text">glob</text:span> ist ein Modul in Python, das verwendet wird, um Dateipfade basierend auf <text:span text:style-name="Strong_20_Emphasis">Mustern</text:span> zu durchsuchen. Mit <text:span text:style-name="Source_20_Text">glob</text:span> kannst du Dateien in einem Verzeichnis filtern, die bestimmten Kriterien entsprechen (z. B. alle <text:span text:style-name="Source_20_Text">.mp3</text:span>-Dateien oder <text:span text:style-name="Source_20_Text">.jpg</text:span>-Bilder). Es verwendet <text:span text:style-name="Strong_20_Emphasis">Unix-Stil-Wildcards</text:span> (<text:span text:style-name="Source_20_Text">*</text:span>, <text:span text:style-name="Source_20_Text">?</text:span>, <text:span text:style-name="Source_20_Text">[abc]</text:span>), um die Dateimuster zu definieren.</text:p>
      <text:h text:style-name="Heading_20_3" text:outline-level="3"><text:span text:style-name="Strong_20_Emphasis">Warum ist </text:span><text:span text:style-name="Strong_20_Emphasis"><text:span text:style-name="Source_20_Text">glob</text:span></text:span><text:span text:style-name="Strong_20_Emphasis"> nützlich für dein Programm?</text:span></text:h>
      <text:p text:style-name="Text_20_body">In deinem Fall möchtest du wahrscheinlich eine große Anzahl von Dateien in einem Verzeichnis nach einem bestimmten Dateityp durchsuchen, um sie dann zu konvertieren (z. B. <text:span text:style-name="Strong_20_Emphasis">MP3s in WAV</text:span> oder <text:span text:style-name="Strong_20_Emphasis">JPGs in PNG</text:span>). <text:span text:style-name="Source_20_Text">glob</text:span> macht es einfach, genau das zu tun, indem es dir hilft, Dateien mit spezifischen Erweiterungen zu finden, ohne eine manuelle Schleife schreiben zu müssen.</text:p>
      <text:h text:style-name="Heading_20_3" text:outline-level="3"><text:span text:style-name="Strong_20_Emphasis">Wichtige Funktionen in </text:span><text:span text:style-name="Strong_20_Emphasis"><text:span text:style-name="Source_20_Text">glob</text:span></text:span></text:h>
      <text:list xml:id="list6080453433212065971" text:style-name="L1">
        <text:list-item>
          <text:p text:style-name="P1"><text:span text:style-name="Strong_20_Emphasis"><text:span text:style-name="Source_20_Text">glob.glob(pattern)</text:span></text:span>: Diese Funktion sucht nach Dateien, die mit dem angegebenen <text:span text:style-name="Strong_20_Emphasis">Muster</text:span> übereinstimmen, und gibt eine Liste der gefundenen Dateien zurück.</text:p>
        </text:list-item>
        <text:list-item>
          <text:p text:style-name="P1"><text:span text:style-name="Strong_20_Emphasis"><text:span text:style-name="Source_20_Text">glob.iglob(pattern)</text:span></text:span>: Gibt einen <text:span text:style-name="Strong_20_Emphasis">Iterator</text:span> zurück, der nacheinander die Dateinamen zurückgibt (nützlich, wenn du mit sehr großen Datenmengen arbeitest und Speicher sparen möchtest).</text:p>
        </text:list-item>
      </text:list>
      <text:h text:style-name="Heading_20_3" text:outline-level="3"><text:span text:style-name="Strong_20_Emphasis">Beispiele</text:span></text:h>
      <text:list xml:id="list5485299662577062807" text:style-name="L2">
        <text:list-item>
          <text:p text:style-name="P2"><text:span text:style-name="Strong_20_Emphasis">Alle </text:span><text:span text:style-name="Strong_20_Emphasis"><text:span text:style-name="Source_20_Text">.mp3</text:span></text:span><text:span text:style-name="Strong_20_Emphasis">-Dateien in einem Verzeichnis finden</text:span>:</text:p>
          <text:p text:style-name="P10"><text:span text:style-name="Source_20_Text">import glob</text:span></text:p>
          <text:p text:style-name="P10"/>
          <text:p text:style-name="P10"><text:span text:style-name="Source_20_Text"># Alle MP3-Dateien im Verzeichnis 'dein_ordner'</text:span></text:p>
          <text:p text:style-name="P10"><text:span text:style-name="Source_20_Text">files = glob.glob("dein_ordner/*.mp3")</text:span></text:p>
          <text:p text:style-name="P13"><text:span text:style-name="Source_20_Text">print(files) <text:s/># Gibt eine Liste der MP3-Dateien zurück</text:span></text:p>
        </text:list-item>
        <text:list-item>
          <text:p text:style-name="P2"><text:span text:style-name="Strong_20_Emphasis">Alle </text:span><text:span text:style-name="Strong_20_Emphasis"><text:span text:style-name="Source_20_Text">.jpg</text:span></text:span><text:span text:style-name="Strong_20_Emphasis">-Dateien in einem Verzeichnis und seinen Unterverzeichnissen finden</text:span>:</text:p>
          <text:p text:style-name="P10"><text:span text:style-name="Source_20_Text">import glob</text:span></text:p>
          <text:p text:style-name="P10"/>
          <text:p text:style-name="P10"><text:span text:style-name="Source_20_Text"># Alle JPG-Dateien, auch in Unterordnern</text:span></text:p>
          <text:p text:style-name="P10"><text:span text:style-name="Source_20_Text">files = glob.glob("dein_ordner/**/*.jpg", recursive=True)</text:span></text:p>
          <text:p text:style-name="P13"><text:span text:style-name="Source_20_Text">print(files)</text:span></text:p>
        </text:list-item>
        <text:list-item>
          <text:p text:style-name="P2"><text:span text:style-name="Strong_20_Emphasis">Verwendung von </text:span><text:span text:style-name="Strong_20_Emphasis"><text:span text:style-name="Source_20_Text">iglob()</text:span></text:span><text:span text:style-name="Strong_20_Emphasis"> für große Datenmengen</text:span>:</text:p>
          <text:p text:style-name="P10"><text:soft-page-break/><text:span text:style-name="Source_20_Text">import glob</text:span></text:p>
          <text:p text:style-name="P10"/>
          <text:p text:style-name="P10"><text:span text:style-name="Source_20_Text"># Iterator für große Datenmengen</text:span></text:p>
          <text:p text:style-name="P10"><text:span text:style-name="Source_20_Text">for file in glob.iglob("dein_ordner/*.mp3"):</text:span></text:p>
          <text:p text:style-name="P13"><text:span text:style-name="Source_20_Text"><text:s text:c="4"/>print(file)</text:span></text:p>
        </text:list-item>
      </text:list>
      <text:h text:style-name="Heading_20_3" text:outline-level="3"><text:span text:style-name="Strong_20_Emphasis">Typische Anwendungen in deinem Programm</text:span></text:h>
      <text:list xml:id="list5734419972140925442" text:style-name="L3">
        <text:list-item>
          <text:p text:style-name="P3"><text:span text:style-name="Strong_20_Emphasis">Batch-Konvertierung von Audio- oder Bilddateien</text:span>: Du kannst <text:span text:style-name="Source_20_Text">glob</text:span> verwenden, um alle Dateien eines bestimmten Typs zu finden, bevor du mit der Konvertierung beginnst.</text:p>
        </text:list-item>
        <text:list-item>
          <text:p text:style-name="P3"><text:span text:style-name="Strong_20_Emphasis">Verzeichnisdurchsuchen</text:span>: Falls du Unterordner ebenfalls durchsuchen möchtest (z. B. alle MP3-Dateien in einem Verzeichnis und seinen Unterverzeichnissen), kannst du <text:span text:style-name="Source_20_Text">glob</text:span> mit dem <text:span text:style-name="Source_20_Text">recursive=True</text:span>-Argument verwenden.</text:p>
        </text:list-item>
      </text:list>
      <text:p text:style-name="Horizontal_20_Line"/>
      <text:h text:style-name="Heading_20_2" text:outline-level="2"><text:span text:style-name="Strong_20_Emphasis">2. </text:span><text:span text:style-name="Strong_20_Emphasis"><text:span text:style-name="Source_20_Text">shutil</text:span></text:span></text:h>
      <text:h text:style-name="Heading_20_3" text:outline-level="3"><text:span text:style-name="Strong_20_Emphasis">Was ist </text:span><text:span text:style-name="Strong_20_Emphasis"><text:span text:style-name="Source_20_Text">shutil</text:span></text:span><text:span text:style-name="Strong_20_Emphasis">?</text:span></text:h>
      <text:p text:style-name="Text_20_body"><text:span text:style-name="Source_20_Text">shutil</text:span> ist ein Modul, das eine Sammlung von Funktionen zum <text:span text:style-name="Strong_20_Emphasis">Kopieren</text:span>, <text:span text:style-name="Strong_20_Emphasis">Verschieben</text:span> und <text:span text:style-name="Strong_20_Emphasis">Löschen</text:span> von Dateien und Verzeichnissen bietet. Es ist besonders nützlich, wenn du mit großen Mengen von Dateien arbeitest und bestimmte Dateioperationen durchführen musst.</text:p>
      <text:h text:style-name="Heading_20_3" text:outline-level="3"><text:span text:style-name="Strong_20_Emphasis">Warum ist </text:span><text:span text:style-name="Strong_20_Emphasis"><text:span text:style-name="Source_20_Text">shutil</text:span></text:span><text:span text:style-name="Strong_20_Emphasis"> nützlich für dein Programm?</text:span></text:h>
      <text:p text:style-name="Text_20_body">In deinem Fall wird <text:span text:style-name="Source_20_Text">shutil</text:span> dir helfen, die konvertierten Dateien zu <text:span text:style-name="Strong_20_Emphasis">verschieben</text:span>, <text:span text:style-name="Strong_20_Emphasis">umzubenennen</text:span> oder in <text:span text:style-name="Strong_20_Emphasis">andere Verzeichnisse zu kopieren</text:span>. Nach einer Konvertierung möchtest du die Originaldateien möglicherweise in einen anderen Ordner verschieben oder die konvertierten Dateien an einem spezifischen Zielort ablegen.</text:p>
      <text:h text:style-name="Heading_20_3" text:outline-level="3"><text:span text:style-name="Strong_20_Emphasis">Wichtige Funktionen in </text:span><text:span text:style-name="Strong_20_Emphasis"><text:span text:style-name="Source_20_Text">shutil</text:span></text:span></text:h>
      <text:list xml:id="list6086819226779849331" text:style-name="L4">
        <text:list-item>
          <text:p text:style-name="P4"><text:span text:style-name="Strong_20_Emphasis"><text:span text:style-name="Source_20_Text">shutil.copy(src, dst)</text:span></text:span>: Kopiert eine Datei von <text:span text:style-name="Source_20_Text">src</text:span> nach <text:span text:style-name="Source_20_Text">dst</text:span>.</text:p>
        </text:list-item>
        <text:list-item>
          <text:p text:style-name="P4"><text:span text:style-name="Strong_20_Emphasis"><text:span text:style-name="Source_20_Text">shutil.move(src, dst)</text:span></text:span>: Verschiebt eine Datei oder ein Verzeichnis von <text:span text:style-name="Source_20_Text">src</text:span> nach <text:span text:style-name="Source_20_Text">dst</text:span>.</text:p>
        </text:list-item>
        <text:list-item>
          <text:p text:style-name="P4"><text:span text:style-name="Strong_20_Emphasis"><text:span text:style-name="Source_20_Text">shutil.rmtree(path)</text:span></text:span>: Löscht ein Verzeichnis und seinen gesamten Inhalt.</text:p>
        </text:list-item>
        <text:list-item>
          <text:p text:style-name="P4"><text:span text:style-name="Strong_20_Emphasis"><text:span text:style-name="Source_20_Text">shutil.copytree(src, dst)</text:span></text:span>: Kopiert ein ganzes Verzeichnis und alle darin enthaltenen Dateien und Unterverzeichnisse.</text:p>
        </text:list-item>
      </text:list>
      <text:h text:style-name="Heading_20_3" text:outline-level="3"><text:span text:style-name="Strong_20_Emphasis">Beispiele</text:span></text:h>
      <text:list xml:id="list5739917689365597487" text:style-name="L5">
        <text:list-item>
          <text:p text:style-name="P5"><text:span text:style-name="Strong_20_Emphasis">Datei kopieren</text:span>:</text:p>
          <text:p text:style-name="P11"><text:span text:style-name="Source_20_Text">import shutil</text:span></text:p>
          <text:p text:style-name="P11"/>
          <text:p text:style-name="P11"><text:span text:style-name="Source_20_Text"># Kopiert die Datei 'source_file.mp3' nach 'destination_folder'</text:span></text:p>
          <text:p text:style-name="P14"><text:span text:style-name="Source_20_Text">shutil.copy('source_file.mp3', 'destination_folder/')</text:span></text:p>
        </text:list-item>
        <text:list-item>
          <text:p text:style-name="P5"><text:span text:style-name="Strong_20_Emphasis">Datei verschieben</text:span>:</text:p>
          <text:p text:style-name="P11"><text:soft-page-break/><text:span text:style-name="Source_20_Text">import shutil</text:span></text:p>
          <text:p text:style-name="P11"/>
          <text:p text:style-name="P11"><text:span text:style-name="Source_20_Text"># Verschiebt die Datei 'file.mp3' in das Verzeichnis 'new_folder'</text:span></text:p>
          <text:p text:style-name="P14"><text:span text:style-name="Source_20_Text">shutil.move('file.mp3', 'new_folder/')</text:span></text:p>
        </text:list-item>
        <text:list-item>
          <text:p text:style-name="P5"><text:span text:style-name="Strong_20_Emphasis">Verzeichnis löschen</text:span>:</text:p>
          <text:p text:style-name="P11"><text:span text:style-name="Source_20_Text">import shutil</text:span></text:p>
          <text:p text:style-name="P11"/>
          <text:p text:style-name="P11"><text:span text:style-name="Source_20_Text"># Löscht das gesamte Verzeichnis 'old_folder' und dessen Inhalt</text:span></text:p>
          <text:p text:style-name="P14"><text:span text:style-name="Source_20_Text">shutil.rmtree('old_folder')</text:span></text:p>
        </text:list-item>
        <text:list-item>
          <text:p text:style-name="P5"><text:span text:style-name="Strong_20_Emphasis">Ganzes Verzeichnis kopieren</text:span>:</text:p>
          <text:p text:style-name="P11"><text:span text:style-name="Source_20_Text">import shutil</text:span></text:p>
          <text:p text:style-name="P11"/>
          <text:p text:style-name="P11"><text:span text:style-name="Source_20_Text"># Kopiert das gesamte Verzeichnis 'source_folder' in 'destination_folder'</text:span></text:p>
          <text:p text:style-name="P14"><text:span text:style-name="Source_20_Text">shutil.copytree('source_folder', 'destination_folder')</text:span></text:p>
        </text:list-item>
      </text:list>
      <text:h text:style-name="Heading_20_3" text:outline-level="3"><text:span text:style-name="Strong_20_Emphasis">Typische Anwendungen in deinem Programm</text:span></text:h>
      <text:list xml:id="list4754534426781184265" text:style-name="L6">
        <text:list-item>
          <text:p text:style-name="P6"><text:span text:style-name="Strong_20_Emphasis">Dateien nach der Konvertierung verschieben</text:span>: Du möchtest die konvertierten Dateien in ein spezielles Zielverzeichnis verschieben oder eine strukturierte Ordnerhierarchie erstellen.</text:p>
        </text:list-item>
        <text:list-item>
          <text:p text:style-name="P6"><text:span text:style-name="Strong_20_Emphasis">Bereinigen von temporären Dateien</text:span>: Nach der Konvertierung kannst du die Originaldateien oder temporären Dateien löschen, um Speicherplatz zu sparen.</text:p>
        </text:list-item>
      </text:list>
      <text:p text:style-name="Horizontal_20_Line"/>
      <text:h text:style-name="Heading_20_2" text:outline-level="2"><text:span text:style-name="Strong_20_Emphasis">Zusammenfassung der Verwendung in deinem Programm</text:span></text:h>
      <text:h text:style-name="Heading_20_3" text:outline-level="3"><text:span text:style-name="Strong_20_Emphasis"><text:span text:style-name="Source_20_Text">glob</text:span></text:span></text:h>
      <text:list xml:id="list7617945665469883932" text:style-name="L7">
        <text:list-item>
          <text:p text:style-name="P7"><text:span text:style-name="Strong_20_Emphasis">Durchsuchen von Verzeichnissen nach bestimmten Dateitypen (z. B. </text:span><text:span text:style-name="Strong_20_Emphasis"><text:span text:style-name="Source_20_Text">.mp3</text:span></text:span><text:span text:style-name="Strong_20_Emphasis">, </text:span><text:span text:style-name="Strong_20_Emphasis"><text:span text:style-name="Source_20_Text">.jpg</text:span></text:span><text:span text:style-name="Strong_20_Emphasis">)</text:span>.</text:p>
        </text:list-item>
        <text:list-item>
          <text:p text:style-name="P7"><text:span text:style-name="Strong_20_Emphasis">Verwendung für Batch-Verarbeitungen</text:span>: Wenn du mehrere Dateien konvertieren möchtest, kannst du <text:span text:style-name="Source_20_Text">glob</text:span> verwenden, um die relevanten Dateien zu filtern.</text:p>
        </text:list-item>
        <text:list-item>
          <text:p text:style-name="P7"><text:span text:style-name="Strong_20_Emphasis">Ermöglicht das Durchsuchen von Unterverzeichnissen</text:span>: Besonders nützlich, wenn du mit komplexen Ordnerstrukturen arbeitest.</text:p>
        </text:list-item>
      </text:list>
      <text:h text:style-name="Heading_20_3" text:outline-level="3"><text:span text:style-name="Strong_20_Emphasis"><text:span text:style-name="Source_20_Text">shutil</text:span></text:span></text:h>
      <text:list xml:id="list6934620884092476741" text:style-name="L8">
        <text:list-item>
          <text:p text:style-name="P8"><text:span text:style-name="Strong_20_Emphasis">Kopieren und Verschieben von Dateien</text:span>: Ideal, wenn du nach der Konvertierung Dateien an einem bestimmten Ort ablegen musst.</text:p>
        </text:list-item>
        <text:list-item>
          <text:p text:style-name="P8"><text:span text:style-name="Strong_20_Emphasis">Verzeichnisse und Dateien löschen</text:span>: Ermöglicht es, temporäre oder unbenötigte Dateien nach der Konvertierung zu entfernen.</text:p>
        </text:list-item>
        <text:list-item>
          <text:p text:style-name="P8"><text:span text:style-name="Strong_20_Emphasis">Verzeichnisse kopieren</text:span>: Wenn du ganze Ordnerstrukturen sichern oder kopieren musst.</text:p>
        </text:list-item>
      </text:list>
      <text:p text:style-name="Horizontal_20_Line"/>
      <text:h text:style-name="Heading_20_3" text:outline-level="3"><text:span text:style-name="Strong_20_Emphasis">Praktisches Beispiel für dein Programm (Batch-Konvertierung)</text:span></text:h>
      <text:p text:style-name="Preformatted_20_Text"><text:span text:style-name="Source_20_Text">import glob</text:span></text:p>
      <text:p text:style-name="Preformatted_20_Text"><text:span text:style-name="Source_20_Text">import shutil</text:span></text:p>
      <text:p text:style-name="Preformatted_20_Text"><text:span text:style-name="Source_20_Text">from pydub import AudioSegment</text:span></text:p>
      <text:p text:style-name="Preformatted_20_Text"><text:soft-page-break/></text:p>
      <text:p text:style-name="Preformatted_20_Text"><text:span text:style-name="Source_20_Text"># 1. Alle MP3-Dateien im Quellordner finden</text:span></text:p>
      <text:p text:style-name="Preformatted_20_Text"><text:span text:style-name="Source_20_Text">files = glob.glob('quellordner/*.mp3')</text:span></text:p>
      <text:p text:style-name="Preformatted_20_Text"/>
      <text:p text:style-name="Preformatted_20_Text"><text:span text:style-name="Source_20_Text"># 2. Zielordner erstellen, falls er noch nicht existiert</text:span></text:p>
      <text:p text:style-name="Preformatted_20_Text"><text:span text:style-name="Source_20_Text">zielordner = 'zielordner/'</text:span></text:p>
      <text:p text:style-name="Preformatted_20_Text"><text:span text:style-name="Source_20_Text">shutil.os.makedirs(zielordner, exist_ok=True)</text:span></text:p>
      <text:p text:style-name="Preformatted_20_Text"/>
      <text:p text:style-name="Preformatted_20_Text"><text:span text:style-name="Source_20_Text"># 3. Jede Datei konvertieren und verschieben</text:span></text:p>
      <text:p text:style-name="Preformatted_20_Text"><text:span text:style-name="Source_20_Text">for file in files:</text:span></text:p>
      <text:p text:style-name="Preformatted_20_Text"><text:span text:style-name="Source_20_Text"><text:s text:c="4"/># Konvertiere die MP3-Datei in WAV</text:span></text:p>
      <text:p text:style-name="Preformatted_20_Text"><text:span text:style-name="Source_20_Text"><text:s text:c="4"/>audio = AudioSegment.from_mp3(file)</text:span></text:p>
      <text:p text:style-name="Preformatted_20_Text"><text:span text:style-name="Source_20_Text"><text:s text:c="4"/>new_filename = zielordner + file.split('/')[-1].replace('.mp3', '.wav')</text:span></text:p>
      <text:p text:style-name="Preformatted_20_Text"><text:span text:style-name="Source_20_Text"><text:s text:c="4"/>audio.export(new_filename, format='wav')</text:span></text:p>
      <text:p text:style-name="Preformatted_20_Text"><text:span text:style-name="Source_20_Text"><text:s text:c="4"/></text:span></text:p>
      <text:p text:style-name="Preformatted_20_Text"><text:span text:style-name="Source_20_Text"><text:s text:c="4"/># Verschiebe die Originaldatei nach einem anderen Ordner</text:span></text:p>
      <text:p text:style-name="Preformatted_20_Text"><text:span text:style-name="Source_20_Text"><text:s text:c="4"/>shutil.move(file, 'archiv_ordner/')</text:span></text:p>
      <text:p text:style-name="Preformatted_20_Text"><text:span text:style-name="Source_20_Text"><text:s text:c="4"/></text:span></text:p>
      <text:p text:style-name="P12"><text:span text:style-name="Source_20_Text"><text:s text:c="4"/>print(f'{file} wurde konvertiert und verschoben.')</text:span></text:p>
      <text:h text:style-name="Heading_20_3" text:outline-level="3"><text:span text:style-name="Strong_20_Emphasis">Erklärung</text:span>:</text:h>
      <text:list xml:id="list3059574082585089775" text:style-name="L9">
        <text:list-item>
          <text:p text:style-name="P9"><text:span text:style-name="Strong_20_Emphasis"><text:span text:style-name="Source_20_Text">glob.glob()</text:span></text:span> wird verwendet, um alle MP3-Dateien im Quellordner zu finden.</text:p>
        </text:list-item>
        <text:list-item>
          <text:p text:style-name="P9"><text:span text:style-name="Strong_20_Emphasis"><text:span text:style-name="Source_20_Text">shutil.makedirs()</text:span></text:span> sorgt dafür, dass der Zielordner existiert, bevor du konvertierte Dateien speicherst.</text:p>
        </text:list-item>
        <text:list-item>
          <text:p text:style-name="P9"><text:span text:style-name="Strong_20_Emphasis"><text:span text:style-name="Source_20_Text">shutil.move()</text:span></text:span> verschiebt die Original-MP3-Dateien nach der Konvertierung in einen Archivordner.</text:p>
        </text:list-item>
      </text:list>
      <text:p text:style-name="Horizontal_20_Line"/>
      <text:p text:style-name="Text_20_body">Mit diesen Informationen solltest du in der Lage sein, <text:span text:style-name="Strong_20_Emphasis">glob</text:span> und <text:span text:style-name="Strong_20_Emphasis">shutil</text:span> effizient in deinem Programm für die Batch-Konvertierung von Audio- und Bilddateien zu nutz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S</meta:editing-duration>
    <meta:editing-cycles>3</meta:editing-cycles>
    <meta:generator>OpenOffice/4.1.11$Win32 OpenOffice.org_project/4111m1$Build-9808</meta:generator>
    <dc:date>2025-05-14T18:25:03.29</dc:date>
    <meta:document-statistic meta:table-count="0" meta:image-count="0" meta:object-count="0" meta:page-count="4" meta:paragraph-count="93" meta:word-count="825" meta:character-count="6314"/>
    <meta:user-defined meta:name="Info 1"/>
    <meta:user-defined meta:name="Info 2"/>
    <meta:user-defined meta:name="Info 3"/>
    <meta:user-defined meta:name="Info 4"/>
  </office:meta>
</office:document-meta>
</file>